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4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5"/>
          <table:table-cell table:style-name="ce2" office:value-type="string" calcext:value-type="string" table:number-columns-spanned="2" table:number-rows-spanned="1">
            <text:p>NMN (nmol/mg enzyme/min)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kcat (1/s)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Nam (mM)</text:p>
          </table:table-cell>
          <table:table-cell table:style-name="Default" office:value-type="string" calcext:value-type="string">
            <text:p>PRPP (mM)</text:p>
          </table:table-cell>
          <table:table-cell table:style-name="Default" office:value-type="string" calcext:value-type="string">
            <text:p>ATP (mM)</text:p>
          </table:table-cell>
          <table:table-cell table:style-name="Default" office:value-type="string" calcext:value-type="string">
            <text:p>Repeat</text:p>
          </table:table-cell>
          <table:table-cell office:value-type="string" calcext:value-type="string">
            <text:p>Wildtype</text:p>
          </table:table-cell>
          <table:table-cell table:style-name="ce1" office:value-type="string" calcext:value-type="string">
            <text:p>Mutant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Mutant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7848337242167" calcext:value-type="float">
            <text:p>8,1784833724</text:p>
          </table:table-cell>
          <table:table-cell office:value-type="float" office:value="3.57355568790947" calcext:value-type="float">
            <text:p>3,5735556879</text:p>
          </table:table-cell>
          <table:table-cell table:formula="of:=[.F3]/60*[.H$22]" office:value-type="float" office:value="0.0184015875879488" calcext:value-type="float">
            <text:p>0,0184015876</text:p>
          </table:table-cell>
          <table:table-cell table:formula="of:=[.G3]/60*[.I$22]" office:value-type="float" office:value="0.00655151876116736" calcext:value-type="float">
            <text:p>0,0065515188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766792952071" calcext:value-type="float">
            <text:p>7,8176679295</text:p>
          </table:table-cell>
          <table:table-cell office:value-type="float" office:value="3.37502481635894" calcext:value-type="float">
            <text:p>3,3750248164</text:p>
          </table:table-cell>
          <table:table-cell table:formula="of:=[.F4]/60*[.H$22]" office:value-type="float" office:value="0.0175897528414216" calcext:value-type="float">
            <text:p>0,0175897528</text:p>
          </table:table-cell>
          <table:table-cell table:formula="of:=[.G4]/60*[.I$22]" office:value-type="float" office:value="0.00618754549665806" calcext:value-type="float">
            <text:p>0,0061875455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93793974382103" calcext:value-type="float">
            <text:p>7,9379397438</text:p>
          </table:table-cell>
          <table:table-cell office:value-type="float" office:value="3.17649394480842" calcext:value-type="float">
            <text:p>3,1764939448</text:p>
          </table:table-cell>
          <table:table-cell table:formula="of:=[.F5]/60*[.H$22]" office:value-type="float" office:value="0.0178603644235973" calcext:value-type="float">
            <text:p>0,0178603644</text:p>
          </table:table-cell>
          <table:table-cell table:formula="of:=[.G5]/60*[.I$22]" office:value-type="float" office:value="0.00582357223214877" calcext:value-type="float">
            <text:p>0,0058235722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1494978651753" calcext:value-type="float">
            <text:p>6,6149497865</text:p>
          </table:table-cell>
          <table:table-cell office:value-type="float" office:value="1.48898153662894" calcext:value-type="float">
            <text:p>1,4889815366</text:p>
          </table:table-cell>
          <table:table-cell table:formula="of:=[.F6]/60*[.H$22]" office:value-type="float" office:value="0.0148836370196644" calcext:value-type="float">
            <text:p>0,014883637</text:p>
          </table:table-cell>
          <table:table-cell table:formula="of:=[.G6]/60*[.I$22]" office:value-type="float" office:value="0.00272979948381972" calcext:value-type="float">
            <text:p>0,0027297995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2.08457415128052" calcext:value-type="float">
            <text:p>2,0845741513</text:p>
          </table:table-cell>
          <table:table-cell table:formula="of:=[.F7]/60*[.H$22]" office:value-type="float" office:value="0.0156954717661916" calcext:value-type="float">
            <text:p>0,0156954718</text:p>
          </table:table-cell>
          <table:table-cell table:formula="of:=[.G7]/60*[.I$22]" office:value-type="float" office:value="0.00382171927734762" calcext:value-type="float">
            <text:p>0,0038217193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33658067231944" calcext:value-type="float">
            <text:p>7,3365806723</text:p>
          </table:table-cell>
          <table:table-cell office:value-type="float" office:value="2.18383958705579" calcext:value-type="float">
            <text:p>2,1838395871</text:p>
          </table:table-cell>
          <table:table-cell table:formula="of:=[.F8]/60*[.H$22]" office:value-type="float" office:value="0.0165073065127187" calcext:value-type="float">
            <text:p>0,0165073065</text:p>
          </table:table-cell>
          <table:table-cell table:formula="of:=[.G8]/60*[.I$22]" office:value-type="float" office:value="0.00400370590960228" calcext:value-type="float">
            <text:p>0,0040037059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625172890733" calcext:value-type="float">
            <text:p>2,7662517289</text:p>
          </table:table-cell>
          <table:table-cell office:value-type="float" office:value="0.992654357752624" calcext:value-type="float">
            <text:p>0,9926543578</text:p>
          </table:table-cell>
          <table:table-cell table:formula="of:=[.F9]/60*[.H$22]" office:value-type="float" office:value="0.00622406639004149" calcext:value-type="float">
            <text:p>0,0062240664</text:p>
          </table:table-cell>
          <table:table-cell table:formula="of:=[.G9]/60*[.I$22]" office:value-type="float" office:value="0.00181986632254648" calcext:value-type="float">
            <text:p>0,0018198663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0679535750797" calcext:value-type="float">
            <text:p>3,0067953575</text:p>
          </table:table-cell>
          <table:table-cell office:value-type="float" office:value="0.694858050426844" calcext:value-type="float">
            <text:p>0,6948580504</text:p>
          </table:table-cell>
          <table:table-cell table:formula="of:=[.F10]/60*[.H$22]" office:value-type="float" office:value="0.00676528955439293" calcext:value-type="float">
            <text:p>0,0067652896</text:p>
          </table:table-cell>
          <table:table-cell table:formula="of:=[.G10]/60*[.I$22]" office:value-type="float" office:value="0.00127390642578255" calcext:value-type="float">
            <text:p>0,0012739064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6761080040893" calcext:value-type="float">
            <text:p>3,3676108004</text:p>
          </table:table-cell>
          <table:table-cell office:value-type="float" office:value="-0.099265435775259" calcext:value-type="float">
            <text:p>-0,0992654358</text:p>
          </table:table-cell>
          <table:table-cell table:formula="of:=[.F11]/60*[.H$22]" office:value-type="float" office:value="0.00757712430092009" calcext:value-type="float">
            <text:p>0,0075771243</text:p>
          </table:table-cell>
          <table:table-cell table:formula="of:=[.G11]/60*[.I$22]" office:value-type="float" office:value="-0.000181986632254642" calcext:value-type="float">
            <text:p>-0,0001819866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3114438631307" calcext:value-type="float">
            <text:p>4,9311443863</text:p>
          </table:table-cell>
          <table:table-cell office:value-type="float" office:value="0.794123486202106" calcext:value-type="float">
            <text:p>0,7941234862</text:p>
          </table:table-cell>
          <table:table-cell table:formula="of:=[.F12]/60*[.H$22]" office:value-type="float" office:value="0.0110950748692044" calcext:value-type="float">
            <text:p>0,0110950749</text:p>
          </table:table-cell>
          <table:table-cell table:formula="of:=[.G12]/60*[.I$22]" office:value-type="float" office:value="0.00145589305803719" calcext:value-type="float">
            <text:p>0,0014558931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65277527211498" calcext:value-type="float">
            <text:p>5,6527752721</text:p>
          </table:table-cell>
          <table:table-cell office:value-type="float" office:value="0.297796307325791" calcext:value-type="float">
            <text:p>0,2977963073</text:p>
          </table:table-cell>
          <table:table-cell table:formula="of:=[.F13]/60*[.H$22]" office:value-type="float" office:value="0.0127187443622587" calcext:value-type="float">
            <text:p>0,0127187444</text:p>
          </table:table-cell>
          <table:table-cell table:formula="of:=[.G13]/60*[.I$22]" office:value-type="float" office:value="0.00054595989676395" calcext:value-type="float">
            <text:p>0,0005459599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1087257201274" calcext:value-type="float">
            <text:p>4,810872572</text:p>
          </table:table-cell>
          <table:table-cell office:value-type="float" office:value="0.992654357752624" calcext:value-type="float">
            <text:p>0,9926543578</text:p>
          </table:table-cell>
          <table:table-cell table:formula="of:=[.F14]/60*[.H$22]" office:value-type="float" office:value="0.0108244632870287" calcext:value-type="float">
            <text:p>0,0108244633</text:p>
          </table:table-cell>
          <table:table-cell table:formula="of:=[.G14]/60*[.I$22]" office:value-type="float" office:value="0.00181986632254648" calcext:value-type="float">
            <text:p>0,0018198663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9467797221721" calcext:value-type="float">
            <text:p>6,4946779722</text:p>
          </table:table-cell>
          <table:table-cell office:value-type="float" office:value="1.58824697240421" calcext:value-type="float">
            <text:p>1,5882469724</text:p>
          </table:table-cell>
          <table:table-cell table:formula="of:=[.F15]/60*[.H$22]" office:value-type="float" office:value="0.0146130254374887" calcext:value-type="float">
            <text:p>0,0146130254</text:p>
          </table:table-cell>
          <table:table-cell table:formula="of:=[.G15]/60*[.I$22]" office:value-type="float" office:value="0.00291178611607438" calcext:value-type="float">
            <text:p>0,0029117861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1.78677784395474" calcext:value-type="float">
            <text:p>1,786777844</text:p>
          </table:table-cell>
          <table:table-cell table:formula="of:=[.F16]/60*[.H$22]" office:value-type="float" office:value="0.0156954717661916" calcext:value-type="float">
            <text:p>0,0156954718</text:p>
          </table:table-cell>
          <table:table-cell table:formula="of:=[.G16]/60*[.I$22]" office:value-type="float" office:value="0.00327575938058369" calcext:value-type="float">
            <text:p>0,0032757594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25413434361657" calcext:value-type="float">
            <text:p>6,2541343436</text:p>
          </table:table-cell>
          <table:table-cell office:value-type="float" office:value="1.38971610085368" calcext:value-type="float">
            <text:p>1,3897161009</text:p>
          </table:table-cell>
          <table:table-cell table:formula="of:=[.F17]/60*[.H$22]" office:value-type="float" office:value="0.0140718022731373" calcext:value-type="float">
            <text:p>0,0140718023</text:p>
          </table:table-cell>
          <table:table-cell table:formula="of:=[.G17]/60*[.I$22]" office:value-type="float" office:value="0.00254781285156508" calcext:value-type="float">
            <text:p>0,00254781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MW wt (g/mol):</text:p>
          </table:table-cell>
          <table:table-cell office:value-type="string" calcext:value-type="string">
            <text:p>MW mutant (g/mol):</text:p>
          </table:table-cell>
        </table:table-row>
        <table:table-row table:style-name="ro1">
          <table:table-cell table:number-columns-repeated="7"/>
          <table:table-cell office:value-type="float" office:value="135000" calcext:value-type="float">
            <text:p>135000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 mg/nmol:</text:p>
          </table:table-cell>
          <table:table-cell office:value-type="string" calcext:value-type="string">
            <text:p>in mg/nmol</text:p>
          </table:table-cell>
        </table:table-row>
        <table:table-row table:style-name="ro1">
          <table:table-cell table:number-columns-repeated="7"/>
          <table:table-cell table:formula="of:=[.H20]/1000000" office:value-type="float" office:value="0.135" calcext:value-type="float">
            <text:p>0,135</text:p>
          </table:table-cell>
          <table:table-cell table:formula="of:=[.I20]/1000000" office:value-type="float" office:value="0.11" calcext:value-type="float">
            <text:p>0,1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 table:number-rows-repeated="13"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 table:number-rows-repeated="13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loext:text> </loext:text>
      <loext:fill-character> </loext:fill-character>
      <number:text>- </number:text>
    </number:number-style>
    <number:text-style style:name="N10126" number:language="nb" number:country="N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loext:text> kr </loext:text>
      <loext:fill-character> </loext:fill-character>
      <number:text>- </number:text>
    </number:number-style>
    <number:text-style style:name="N10130" number:language="nb" number:country="N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.00.0000</text:date>, <text:time style:data-style-name="N2" text:time-value="09:07:47.673760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</meta:initial-creator>
    <meta:creation-date>2018-06-21T14:02:59.626552058</meta:creation-date>
    <dc:date>2018-06-25T09:11:34.616953120</dc:date>
    <dc:creator>Mathias </dc:creator>
    <meta:editing-duration>PT21M54S</meta:editing-duration>
    <meta:editing-cycles>7</meta:editing-cycles>
    <meta:generator>LibreOffice/5.1.6.2$Linux_X86_64 LibreOffice_project/10m0$Build-2</meta:generator>
    <meta:document-statistic meta:table-count="1" meta:cell-count="154" meta:object-count="0"/>
  </office:meta>
</office:document-meta>
</file>